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_20_right">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Frame_20_contents">
      <style:text-properties officeooo:rsid="000a0fa0" officeooo:paragraph-rsid="000a0fa0"/>
    </style:style>
    <style:style style:name="P3" style:family="paragraph" style:parent-style-name="Frame_20_contents">
      <style:text-properties style:text-underline-style="solid" style:text-underline-width="auto" style:text-underline-color="font-color" officeooo:rsid="000a48ad" officeooo:paragraph-rsid="00161127"/>
    </style:style>
    <style:style style:name="P4" style:family="paragraph" style:parent-style-name="Frame_20_contents">
      <style:text-properties style:text-underline-style="solid" style:text-underline-width="auto" style:text-underline-color="font-color" officeooo:rsid="000a48ad" officeooo:paragraph-rsid="00164e60"/>
    </style:style>
    <style:style style:name="P5" style:family="paragraph" style:parent-style-name="Frame_20_contents">
      <style:text-properties style:text-underline-style="solid" style:text-underline-width="auto" style:text-underline-color="font-color" officeooo:rsid="000a48ad" officeooo:paragraph-rsid="000a0fa0"/>
    </style:style>
    <style:style style:name="P6" style:family="paragraph" style:parent-style-name="Frame_20_contents">
      <style:text-properties style:text-underline-style="solid" style:text-underline-width="auto" style:text-underline-color="font-color" officeooo:rsid="000c2185" officeooo:paragraph-rsid="000c2185"/>
    </style:style>
    <style:style style:name="P7" style:family="paragraph" style:parent-style-name="Frame_20_contents">
      <style:text-properties officeooo:rsid="000a48ad" officeooo:paragraph-rsid="000a48ad"/>
    </style:style>
    <style:style style:name="P8" style:family="paragraph" style:parent-style-name="Frame_20_contents">
      <style:text-properties style:text-underline-style="none" officeooo:rsid="000d67ef" officeooo:paragraph-rsid="000d67ef"/>
    </style:style>
    <style:style style:name="P9" style:family="paragraph" style:parent-style-name="Frame_20_contents">
      <style:text-properties style:text-underline-style="none" officeooo:rsid="0014ace2" officeooo:paragraph-rsid="0014ace2"/>
    </style:style>
    <style:style style:name="P10" style:family="paragraph" style:parent-style-name="Frame_20_contents">
      <style:paragraph-properties fo:text-align="start" style:justify-single-word="false"/>
      <style:text-properties officeooo:rsid="000d67ef" officeooo:paragraph-rsid="000dbe7a"/>
    </style:style>
    <style:style style:name="P11" style:family="paragraph" style:parent-style-name="Frame_20_contents">
      <style:text-properties officeooo:rsid="000f11c6" officeooo:paragraph-rsid="000f11c6"/>
    </style:style>
    <style:style style:name="P12" style:family="paragraph" style:parent-style-name="Frame_20_contents">
      <style:text-properties officeooo:rsid="000f92ac" officeooo:paragraph-rsid="000f92ac"/>
    </style:style>
    <style:style style:name="P13" style:family="paragraph" style:parent-style-name="Frame_20_contents">
      <style:text-properties officeooo:rsid="000fa10e" officeooo:paragraph-rsid="000fa10e"/>
    </style:style>
    <style:style style:name="P14" style:family="paragraph" style:parent-style-name="Frame_20_contents">
      <style:paragraph-properties fo:text-align="justify" style:justify-single-word="false"/>
      <style:text-properties officeooo:rsid="000fa10e" officeooo:paragraph-rsid="000fa10e"/>
    </style:style>
    <style:style style:name="P15" style:family="paragraph" style:parent-style-name="Frame_20_contents">
      <style:paragraph-properties fo:text-align="justify" style:justify-single-word="false"/>
      <style:text-properties officeooo:rsid="00115df4" officeooo:paragraph-rsid="00115df4"/>
    </style:style>
    <style:style style:name="P16" style:family="paragraph" style:parent-style-name="Frame_20_contents">
      <style:text-properties officeooo:rsid="00128f73" officeooo:paragraph-rsid="00128f73"/>
    </style:style>
    <style:style style:name="P17" style:family="paragraph" style:parent-style-name="Frame_20_contents">
      <style:text-properties officeooo:rsid="0012d64f" officeooo:paragraph-rsid="0012d64f"/>
    </style:style>
    <style:style style:name="P18" style:family="paragraph" style:parent-style-name="Frame_20_contents">
      <style:text-properties officeooo:paragraph-rsid="0014ace2"/>
    </style:style>
    <style:style style:name="P19" style:family="paragraph" style:parent-style-name="Frame_20_contents">
      <style:text-properties officeooo:rsid="0014ace2" officeooo:paragraph-rsid="0014ace2"/>
    </style:style>
    <style:style style:name="P20" style:family="paragraph" style:parent-style-name="Frame_20_contents">
      <style:text-properties fo:font-size="14pt" style:text-underline-style="solid" style:text-underline-width="auto" style:text-underline-color="font-color" fo:font-weight="bold" officeooo:rsid="000a48ad" officeooo:paragraph-rsid="000a48ad" style:font-size-asian="14pt" style:font-weight-asian="bold" style:font-size-complex="14pt" style:font-weight-complex="bold"/>
    </style:style>
    <style:style style:name="P21" style:family="paragraph" style:parent-style-name="Frame_20_contents">
      <style:text-properties fo:font-size="14pt" style:text-underline-style="solid" style:text-underline-width="auto" style:text-underline-color="font-color" fo:font-weight="bold" officeooo:rsid="000a0fa0" officeooo:paragraph-rsid="000a0fa0" style:font-size-asian="14pt" style:font-weight-asian="bold" style:font-size-complex="14pt" style:font-weight-complex="bold"/>
    </style:style>
    <style:style style:name="P22" style:family="paragraph" style:parent-style-name="Frame_20_contents">
      <style:text-properties fo:font-weight="bold" officeooo:rsid="000a48ad" officeooo:paragraph-rsid="000a48a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00f11c6" style:font-style-asian="italic" style:font-style-complex="italic"/>
    </style:style>
    <style:style style:name="T3" style:family="text">
      <style:text-properties fo:font-style="italic" officeooo:rsid="000f92ac" style:font-style-asian="italic" style:font-style-complex="italic"/>
    </style:style>
    <style:style style:name="T4" style:family="text">
      <style:text-properties fo:font-style="italic" officeooo:rsid="00100285" style:font-style-asian="italic" style:font-style-complex="italic"/>
    </style:style>
    <style:style style:name="T5" style:family="text">
      <style:text-properties fo:font-style="italic" officeooo:rsid="00115df4"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f11c6" style:font-style-asian="normal" style:font-style-complex="normal"/>
    </style:style>
    <style:style style:name="T8" style:family="text">
      <style:text-properties fo:font-style="normal" officeooo:rsid="000f92ac" style:font-style-asian="normal" style:font-style-complex="normal"/>
    </style:style>
    <style:style style:name="T9" style:family="text">
      <style:text-properties fo:font-style="normal" officeooo:rsid="00100285" style:font-style-asian="normal" style:font-style-complex="normal"/>
    </style:style>
    <style:style style:name="T10" style:family="text">
      <style:text-properties style:text-underline-style="solid" style:text-underline-width="auto" style:text-underline-color="font-color"/>
    </style:style>
    <style:style style:name="T11" style:family="text">
      <style:text-properties officeooo:rsid="000a48ad"/>
    </style:style>
    <style:style style:name="T12" style:family="text">
      <style:text-properties style:text-underline-style="none"/>
    </style:style>
    <style:style style:name="T13" style:family="text">
      <style:text-properties style:text-underline-style="none" officeooo:rsid="0014ace2"/>
    </style:style>
    <style:style style:name="T14" style:family="text">
      <style:text-properties style:text-underline-style="none" fo:font-weight="bold" style:font-weight-asian="bold" style:font-weight-complex="bold"/>
    </style:style>
    <style:style style:name="T15" style:family="text">
      <style:text-properties style:text-underline-style="none" fo:font-weight="bold" officeooo:rsid="0014ace2" style:font-weight-asian="bold" style:font-weight-complex="bold"/>
    </style:style>
    <style:style style:name="T16" style:family="text">
      <style:text-properties style:text-underline-style="none" officeooo:rsid="00161127"/>
    </style:style>
    <style:style style:name="T17" style:family="text">
      <style:text-properties style:text-underline-style="none" officeooo:rsid="00164e60"/>
    </style:style>
    <style:style style:name="T18" style:family="text">
      <style:text-properties style:text-underline-style="none" officeooo:rsid="0016b2a1"/>
    </style:style>
    <style:style style:name="T19" style:family="text">
      <style:text-properties style:text-underline-style="none" officeooo:rsid="0016dc1b"/>
    </style:style>
    <style:style style:name="T20" style:family="text">
      <style:text-properties style:text-underline-style="none" officeooo:rsid="001a90b5"/>
    </style:style>
    <style:style style:name="T21" style:family="text">
      <style:text-properties officeooo:rsid="000dbe7a"/>
    </style:style>
    <style:style style:name="T22" style:family="text">
      <style:text-properties officeooo:rsid="000f92ac"/>
    </style:style>
    <style:style style:name="T23" style:family="text">
      <style:text-properties officeooo:rsid="000fa10e"/>
    </style:style>
    <style:style style:name="T24" style:family="text">
      <style:text-properties officeooo:rsid="00115df4"/>
    </style:style>
    <style:style style:name="T25" style:family="text">
      <style:text-properties fo:font-weight="bold" style:font-weight-asian="bold" style:font-weight-complex="bold"/>
    </style:style>
    <style:style style:name="T26" style:family="text">
      <style:text-properties officeooo:rsid="0018460c"/>
    </style:style>
    <style:style style:name="T27" style:family="text">
      <style:text-properties fo:font-size="14pt" style:font-size-asian="14pt" style:font-size-complex="14pt"/>
    </style:style>
    <style:style style:name="T28" style:family="text">
      <style:text-properties fo:font-size="14pt" style:text-underline-style="solid" style:text-underline-width="auto" style:text-underline-color="font-color" style:font-size-asian="14pt" style:font-size-complex="14pt"/>
    </style:style>
    <style:style style:name="T29"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0" style:family="text">
      <style:text-properties fo:font-size="14pt" fo:font-weight="bold" style:font-size-asian="14pt" style:font-weight-asian="bold" style:font-size-complex="14pt" style:font-weight-complex="bold"/>
    </style:style>
    <style:style style:name="T31" style:family="text">
      <style:text-properties fo:font-weight="normal" style:font-weight-asian="normal" style:font-weight-complex="normal"/>
    </style:style>
    <style:style style:name="T32" style:family="text">
      <style:text-properties officeooo:rsid="001a90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CHE DE LECTURE</text:p>
      <text:p text:style-name="Header_20_right"/>
      <text:p text:style-name="P2"><text:span text:style-name="T29">Article </text:span>: Identification automatique des relations discursives « implicites »</text:p>
      <text:p text:style-name="P2"><text:span text:style-name="T26">à </text:span>partir de donn<text:span text:style-name="T26">é</text:span>es annot<text:span text:style-name="T26">é</text:span>es et de corpus bruts.</text:p>
      <text:p text:style-name="P2"/>
      <text:p text:style-name="P2"><text:span text:style-name="T29">Auteurs </text:span>: Chloé Braud, Pascal Denis. INRIA Paris Rocquencourt, Université Paris Diderot.</text:p>
      <text:p text:style-name="P2"/>
      <text:p text:style-name="P2"><text:span text:style-name="T29">Nombre de Pages </text:span><text:span text:style-name="T28">:</text:span><text:span text:style-name="T11"> 1</text:span>5</text:p>
      <text:p text:style-name="P2"/>
      <text:p text:style-name="P2"><text:span text:style-name="T29">Mots clés :</text:span> Traitement automatique du langage naturel, analyse du discours, relations implicites, apprentissage automatique.</text:p>
      <text:p text:style-name="P2"/>
      <text:p text:style-name="P21">Structure de la publication :</text:p>
      <text:p text:style-name="P2"/>
      <text:p text:style-name="P2">1. Introduction</text:p>
      <text:p text:style-name="P2">2. Utilisation des données générées automatiquement</text:p>
      <text:p text:style-name="P2"><text:tab/>1. Problème : différence de distribution entre les données</text:p>
      <text:p text:style-name="P2"><text:tab/>2. Modèles testés</text:p>
      <text:p text:style-name="P2">3. Données</text:p>
      <text:p text:style-name="P2"><text:tab/>1. Le corpus <text:span text:style-name="T1">ANNODIS </text:span></text:p>
      <text:p text:style-name="P2"><text:span text:style-name="T6"><text:tab/>2. Le corpus généré automatiquement</text:span></text:p>
      <text:p text:style-name="P2"><text:span text:style-name="T6">4. Modèle et jeux de traits</text:span></text:p>
      <text:p text:style-name="P2"><text:span text:style-name="T6">5. Expériences</text:span></text:p>
      <text:p text:style-name="P2"><text:span text:style-name="T6"><text:tab/>1. Modèles de base</text:span></text:p>
      <text:p text:style-name="P2"><text:span text:style-name="T6"><text:tab/>2. Modèles avec combinaison de données </text:span></text:p>
      <text:p text:style-name="P2"><text:span text:style-name="T6"><text:tab/>3. Modèles avec sélection automatique d'exemples</text:span></text:p>
      <text:p text:style-name="P2"><text:span text:style-name="T6">6. Conclusion</text:span></text:p>
      <text:p text:style-name="P2"/>
      <text:p text:style-name="P6"><text:span text:style-name="T30">Définitions </text:span><text:span text:style-name="T14">:</text:span><text:span text:style-name="T12"> </text:span></text:p>
      <text:p text:style-name="P8"/>
      <text:p text:style-name="P8"><text:span text:style-name="T25">EDU </text:span>(elementary discourse unit) : <text:span text:style-name="T21">Unité élémentaire de discours.</text:span></text:p>
      <text:p text:style-name="P9"/>
      <text:p text:style-name="P9"><text:span text:style-name="T25">Syntagme nominal</text:span> : Syntagme dont le noyau est un nom.</text:p>
      <text:p text:style-name="P18"/>
      <text:p text:style-name="P18"><text:span text:style-name="T15">Syntagme</text:span><text:span text:style-name="T13"> : Unité syntaxique intermédiare entre le mot et la phrase, et comprenant un seul noyau et souvent des compléments.</text:span></text:p>
      <text:p text:style-name="P18"/>
      <text:p text:style-name="P2"/>
      <text:p text:style-name="P7"/>
      <text:p text:style-name="P7"/>
      <text:p text:style-name="P7"/>
      <text:p text:style-name="P7"/>
      <text:p text:style-name="P7"/>
      <text:p text:style-name="P7"/>
      <text:p text:style-name="P7"/>
      <text:p text:style-name="P22"><text:soft-page-break/><text:span text:style-name="T28">Résumé</text:span><text:span text:style-name="T27"> </text:span>: </text:p>
      <text:p text:style-name="P7"/>
      <text:p text:style-name="P10"><text:tab/>L'analyse discursive consiste à <text:span text:style-name="T21">identifier la structure de dépendance des EDU d'un texte, et à identifer de type de dépendance entre un EDU et un autre, comme par exemple 'contraste', ou 'explication'. <text:s/>On pourrait séparer l'analyse discursive en deux classes : l'analyse de relations explicites (marqués par un connecteur discursif) ; comme par exemple « </text:span><text:span text:style-name="T2">[Il a mangé la pomme], mais [elle n'était pas bonne] »</text:span><text:span text:style-name="T7">, et l'analyse de relations dites </text:span><text:span text:style-name="T2">implicites </text:span><text:span text:style-name="T7">(non marqué par un connecteur discursif). Cet article s'intéresse uniquement à cette dernière. </text:span></text:p>
      <text:p text:style-name="P7"/>
      <text:p text:style-name="P11"><text:tab/>Il existe des corpus annotés où l'on a défini la structure et les types de relations discursives entre EDU dans la langue française <text:span text:style-name="T22">(corpus </text:span><text:span text:style-name="T3">ANNODIS</text:span><text:span text:style-name="T8">)</text:span>, mais la taille de ces corpus ne permettent pas un apprentissage convenable <text:span text:style-name="T22">(de l'ordre de 40 de f-mesure). Cet article à pour but de palier à ce manque de données d'apprentissage en utilisant comme base d'apprentissage des données annotées manuellement, mais aussi ceux générées à partir de relations discursives explicites, (qui eux sont beaucoup plus faciles à identifer), auquel on a retiré le connecteur discursif explicite.</text:span></text:p>
      <text:p text:style-name="P11"/>
      <text:p text:style-name="P12"><text:tab/>Cette stratégie est incertaine : il n'y a pas de garantie que les données générées automatiquement ressemblent aux données <text:span text:style-name="T23">manuelles. L'auteur soulève des différences de distributions entre ces deux derniers : différence de répartition entre données relations inter-phrastiques (entre deux phrases différentes), et intra-phrastiques (relation entre EDU contenue dans une phrase), ou encore le fait que dans les données artificielles ne présentent par définition que des relations entre deux EDU contigus, alors que ce n'est pas le cas dans les données manuelles. Ces différences génèrent du bruit dans les données ; il faut donc 'guider ' le modèle vers la distribution artificielle.</text:span></text:p>
      <text:p text:style-name="P16"/>
      <text:p text:style-name="P13">Pour ce faire, certaines méthodes sont proposés, qui sont de deux types différents :</text:p>
      <text:p text:style-name="P14"><text:tab/><text:span text:style-name="T25">- </text:span><text:span text:style-name="T31">au niveau du </text:span><text:span text:style-name="T25">jeu de données :</text:span></text:p>
      <text:p text:style-name="P14"><text:tab/><text:tab/>- (<text:span text:style-name="T1">UNION) </text:span><text:span text:style-name="T6">: </text:span><text:span text:style-name="T9">union des deux corpus,</text:span></text:p>
      <text:p text:style-name="P14"><text:span text:style-name="T6"><text:tab/><text:tab/>- (</text:span><text:span text:style-name="T1">AUTOSUB) </text:span><text:span text:style-name="T6">: </text:span><text:span text:style-name="T9">union des données manuelles avec un sous <text:tab/><text:tab/><text:tab/>ensemble de données artificielles tirées aléatoirement,</text:span></text:p>
      <text:p text:style-name="P14"><text:span text:style-name="T6"><text:tab/><text:tab/>- (MANW) </text:span><text:span text:style-name="T1">: </text:span><text:span text:style-name="T4">données pondérées.</text:span></text:p>
      <text:p text:style-name="P14"><text:span text:style-name="T4"/></text:p>
      <text:p text:style-name="P14"><text:tab/>- au niveau des <text:span text:style-name="T25">modèles entrainés</text:span> :</text:p>
      <text:p text:style-name="P14"><text:tab/><text:tab/>- (<text:span text:style-name="T1">ADDPRED</text:span>) : <text:span text:style-name="T24">données A. entrainés sur données M., pour être <text:tab/><text:tab/><text:tab/>utilisé comme descripteur,</text:span></text:p>
      <text:p text:style-name="P15"><text:tab/><text:tab/>(ADDPROB) : <text:span text:style-name="T1">exploite probabilités,</text:span></text:p>
      <text:p text:style-name="P14"><text:tab/><text:tab/>- (<text:span text:style-name="T1">AUTOINIT) : </text:span><text:span text:style-name="T5">apprentissage sur A, puis sur M,</text:span></text:p>
      <text:p text:style-name="P14"><text:span text:style-name="T1"><text:tab/><text:tab/>- (LININIT) : </text:span><text:span text:style-name="T5">interpolation de deux modèles entrainés sur les deux <text:tab/><text:tab/>jeux de données.</text:span></text:p>
      <text:p text:style-name="P13"/>
      <text:p text:style-name="P16"/>
      <text:p text:style-name="P16"/>
      <text:p text:style-name="P16"><text:soft-page-break/>Comme les étiquettes associées au relations discursives sont connues (içi, on n'en utilise que 5), l'auteur emploie un modèle de classification discriminant par régression logistique. Les traits utilisés pour le modèle sont divers : traits-lexico-syntaxiques, indice de complexité syntaxique, nombre de syntagmes nominaux, verbaux, préposit<text:span text:style-name="T32">i</text:span>onnels, adjectiviaux, adverbiaux, mais également des informations sur la tête d'un argument (par exemple : information temporelle, lemme d'éléments négatifs...), ou sur la paire d'arguments (par exemple : trait de position, indice de continuité thématique, …).</text:p>
      <text:p text:style-name="P13"/>
      <text:p text:style-name="P17">De manière générale, l'ensemble des stratégies énoncés plus haut conduisent à des résultats au moins équivalents et parfois supérieurs en exactitude par rapport à l'apprentissage avec uniquement les données manuelles. Mais ces gains de performance sont relativement modestes. L'auteur présente donc ensuite une méthode capable de séléctionner les exemples artificiels les plus informatifs et qui complètent au mieux les données manuelles. Cette méthode consiste donc à sélectionner les données artificielles en fonction d'un seuil de probabilité (on ne conserve que les exemples prédits avec une probabilité supérieure au seuil choisi). </text:p>
      <text:p text:style-name="P17"/>
      <text:p text:style-name="P19">Evalués sur le corpus <text:span text:style-name="T1">ANNODIS, </text:span><text:span text:style-name="T6">les meilleurs résultats sont de l'ordre de 45,6 % d'exactitude, soit un gain de 5,9 % par rapport à un système n'utilisant que les données annotées manuellement .</text:span></text:p>
      <text:p text:style-name="P13"><text:span text:style-name="T6"/></text:p>
      <text:p text:style-name="P20">Analyse et commentaires <text:span text:style-name="T12">:</text:span></text:p>
      <text:p text:style-name="P3"><text:span text:style-name="T12"><text:s/></text:span></text:p>
      <text:p text:style-name="P4"><text:span text:style-name="T16">L'article est centré autour du manque de données annoté</text:span><text:span text:style-name="T20">e</text:span><text:span text:style-name="T16">s par des humains en français. Il teste et évalue différentes stratégies, consistant à compléter les données manuelles à l'aide de données avec des relations discursives explicites au préablement modifiés. Mais les données générées automatiquement ont des spécificités (les EDU en relations sont nécéssairement contigus, par exemple), et ont des distributions bien différentes des données réellement implicites. En utilisant les données artificielles, on pourrait donc </text:span><text:span text:style-name="T17">penser que l'on aurait une meilleure classification pour les structures relativement linéaires</text:span><text:span text:style-name="T19"> (avec des relations entre EDU contigus)</text:span><text:span text:style-name="T17">, mais une classification moins bonne dès que la structure discursive sort ce cadre, et devient plus complexe. Dans cet article, la structure discursive est omise au profit de la bonne classification des labels des différentes relations discursives. Il aurait été intéressant de voir le taux de classification en fonction de la complexité de la structure (la profondeur de l'arbre, par exemple). Le modèle d'apprentissage est expliqué très succintement, sans doute qu'il ne rentrait pas entièrement dans le </text:span><text:span text:style-name="T18">cadre de l'étude, </text:span><text:span text:style-name="T19">ou</text:span><text:span text:style-name="T18"> parce que les algorithmes employés ont déjà été traités dans d'autre articles préexistants. </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2598in" fo:margin-bottom="1.2402in" fo:margin-left="1.4in" fo:margin-right="1.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9T20:12:45.360588896</meta:creation-date>
    <dc:date>2016-02-10T00:42:00.055954767</dc:date>
    <meta:editing-duration>PT3H56M39S</meta:editing-duration>
    <meta:editing-cycles>9</meta:editing-cycles>
    <meta:generator>LibreOffice/4.2.8.2$Linux_X86_64 LibreOffice_project/420m0$Build-2</meta:generator>
    <meta:document-statistic meta:table-count="0" meta:image-count="0" meta:object-count="0" meta:page-count="3" meta:paragraph-count="44" meta:word-count="927" meta:character-count="6187" meta:non-whitespace-character-count="5259"/>
  </office:meta>
</office:document-meta>
</file>